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" fo:font-size="16pt" fo:font-weight="bold" fo:background-color="transparent" style:font-name-asian="Times New Roman" style:font-name-complex="Times New Roman"/>
    </style:style>
    <style:style style:name="P2" style:family="paragraph" style:parent-style-name="Standard">
      <style:paragraph-properties fo:margin-top="0cm" fo:margin-bottom="0.353cm" fo:line-height="115%" fo:text-align="justify" style:justify-single-word="false"/>
      <style:text-properties style:use-window-font-color="true" style:font-name="Times New Roman" fo:font-size="16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353cm" fo:line-height="115%" fo:text-align="justify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 text:c="34"/>REGISTRATION PAGE</text:p>
      <text:p text:style-name="P3">Title: <text:s/>Teacher Registration page testing</text:p>
      <text:p text:style-name="P3">Description:</text:p>
      <text:p text:style-name="P3"><text:s text:c="16"/>An authenticate teacher user should be able to successfully register by providing all the required fields in the teacher registration page.</text:p>
      <text:p text:style-name="P3">Testcases:</text:p>
      <text:p text:style-name="P3">1.If any or every field in the registration page is kept empty.</text:p>
      <text:p text:style-name="P3">2.If Name field starts with a digit.</text:p>
      <text:p text:style-name="P3">3.If <text:s/>special character is provided as input to Name field.</text:p>
      <text:p text:style-name="P3">4.If the digit required fields are inputed with random characters.</text:p>
      <text:p text:style-name="P3">Expected Result:</text:p>
      <text:p text:style-name="P3">A dialog box displaying invalid input is showed.</text:p>
      <text:p text:style-name="P3">Actual Result:</text:p>
      <text:p text:style-name="P3">A dialog box appeared showing invalid input.</text:p>
      <text:p text:style-name="P3">Test Status : Passed</text:p>
      <text:p text:style-name="P3"/>
      <text:p text:style-name="P3"><text:s text:c="1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1:37:15.05</dc:date>
    <meta:editing-duration>PT1M5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5" meta:word-count="92" meta:character-count="649"/>
  </office:meta>
</office:document-meta>
</file>